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64740" officeooo:paragraph-rsid="00064740"/>
    </style:style>
    <style:style style:name="P2" style:family="paragraph" style:parent-style-name="Standard">
      <style:text-properties fo:language="ru" fo:country="RU" officeooo:rsid="00064740" officeooo:paragraph-rsid="0007d367"/>
    </style:style>
    <style:style style:name="P3" style:family="paragraph" style:parent-style-name="Standard">
      <style:text-properties fo:language="ru" fo:country="RU" officeooo:rsid="00064740" officeooo:paragraph-rsid="000babdd"/>
    </style:style>
    <style:style style:name="P4" style:family="paragraph" style:parent-style-name="Standard">
      <style:text-properties fo:language="ru" fo:country="RU" officeooo:rsid="0007fcc6" officeooo:paragraph-rsid="0007fcc6"/>
    </style:style>
    <style:style style:name="P5" style:family="paragraph" style:parent-style-name="Standard">
      <style:text-properties fo:language="ru" fo:country="RU" officeooo:rsid="0009062d" officeooo:paragraph-rsid="0009062d"/>
    </style:style>
    <style:style style:name="P6" style:family="paragraph" style:parent-style-name="Standard">
      <style:text-properties fo:language="ru" fo:country="RU" officeooo:rsid="000a72b6" officeooo:paragraph-rsid="000a72b6"/>
    </style:style>
    <style:style style:name="P7" style:family="paragraph" style:parent-style-name="Standard">
      <style:text-properties fo:language="ru" fo:country="RU" officeooo:rsid="000babdd" officeooo:paragraph-rsid="000babdd"/>
    </style:style>
    <style:style style:name="P8" style:family="paragraph" style:parent-style-name="Standard">
      <style:text-properties fo:language="ru" fo:country="RU" officeooo:rsid="000babdd" officeooo:paragraph-rsid="0013fb86"/>
    </style:style>
    <style:style style:name="P9" style:family="paragraph" style:parent-style-name="Standard">
      <style:text-properties fo:language="ru" fo:country="RU" officeooo:rsid="000cc820" officeooo:paragraph-rsid="0013fb86"/>
    </style:style>
    <style:style style:name="P10" style:family="paragraph" style:parent-style-name="Standard">
      <style:text-properties fo:language="ru" fo:country="RU" officeooo:rsid="000cc820" officeooo:paragraph-rsid="000cc820"/>
    </style:style>
    <style:style style:name="P11" style:family="paragraph" style:parent-style-name="Standard">
      <style:text-properties fo:language="ru" fo:country="RU" officeooo:rsid="000e0a56" officeooo:paragraph-rsid="000e0a56"/>
    </style:style>
    <style:style style:name="P12" style:family="paragraph" style:parent-style-name="Standard">
      <style:text-properties fo:language="ru" fo:country="RU" officeooo:rsid="000f7c88" officeooo:paragraph-rsid="000f7c88"/>
    </style:style>
    <style:style style:name="P13" style:family="paragraph" style:parent-style-name="Standard">
      <style:text-properties fo:language="ru" fo:country="RU" officeooo:rsid="0012fa81" officeooo:paragraph-rsid="0012fa81"/>
    </style:style>
    <style:style style:name="P14" style:family="paragraph" style:parent-style-name="Standard">
      <style:text-properties fo:language="ru" fo:country="RU" fo:font-weight="bold" officeooo:rsid="0007fcc6" officeooo:paragraph-rsid="0007fcc6" style:font-weight-asian="bold" style:font-weight-complex="bold"/>
    </style:style>
    <style:style style:name="P15" style:family="paragraph" style:parent-style-name="Standard">
      <style:text-properties officeooo:paragraph-rsid="0007fcc6"/>
    </style:style>
    <style:style style:name="P16" style:family="paragraph" style:parent-style-name="Standard">
      <style:text-properties fo:language="ru" fo:country="RU" fo:font-weight="bold" officeooo:rsid="000a72b6" officeooo:paragraph-rsid="000a72b6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a243"/>
    </style:style>
    <style:style style:name="T3" style:family="text">
      <style:text-properties fo:language="ru" fo:country="RU" officeooo:rsid="0007fcc6"/>
    </style:style>
    <style:style style:name="T4" style:family="text">
      <style:text-properties fo:language="ru" fo:country="RU" officeooo:rsid="0013fb86"/>
    </style:style>
    <style:style style:name="T5" style:family="text">
      <style:text-properties fo:language="ru" fo:country="RU" officeooo:rsid="0009062d"/>
    </style:style>
    <style:style style:name="T6" style:family="text">
      <style:text-properties officeooo:rsid="0007d367"/>
    </style:style>
    <style:style style:name="T7" style:family="text">
      <style:text-properties officeooo:rsid="0007fcc6"/>
    </style:style>
    <style:style style:name="T8" style:family="text">
      <style:text-properties officeooo:rsid="000f7c8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fb86" style:font-weight-asian="bold" style:font-weight-complex="bold"/>
    </style:style>
    <style:style style:name="T11" style:family="text">
      <style:text-properties fo:font-weight="bold" officeooo:rsid="000e0a56" style:font-weight-asian="bold" style:font-weight-complex="bold"/>
    </style:style>
    <style:style style:name="T12" style:family="text">
      <style:text-properties fo:font-weight="bold" officeooo:rsid="000a72b6" style:font-weight-asian="bold" style:font-weight-complex="bold"/>
    </style:style>
    <style:style style:name="T13" style:family="text">
      <style:text-properties fo:font-weight="bold" officeooo:rsid="000babdd" style:font-weight-asian="bold" style:font-weight-complex="bold"/>
    </style:style>
    <style:style style:name="T14" style:family="text">
      <style:text-properties fo:font-weight="bold" officeooo:rsid="0007fcc6" style:font-weight-asian="bold" style:font-weight-complex="bold"/>
    </style:style>
    <style:style style:name="T15" style:family="text">
      <style:text-properties officeooo:rsid="0017a2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1. <text:s text:c="2"/></text:span><text:span text:style-name="T9">О НАС.</text:span></text:p>
      <text:p text:style-name="P1"><text:span text:style-name="T1">Wickflame_candles – </text:span>это <text:span text:style-name="T7">молодой </text:span>проект об ароматном и эстетич<text:span text:style-name="T15">еском</text:span> удовольствии. <text:s/><text:line-break/>А я Виктория — создатель этого пространства.</text:p>
      <text:p text:style-name="P1"/>
      <text:p text:style-name="P3">Главная идея — <text:s/>использование безопасных и экологичных материалов.</text:p>
      <text:p text:style-name="P3">Основная задача — <text:s/>создание особой атмосферы в вашем доме.</text:p>
      <text:p text:style-name="P1"><text:s text:c="2"/></text:p>
      <text:p text:style-name="P2">Все, что я делаю — я делаю с любовью, вкладывая душу в каждую свечу. <text:tab/></text:p>
      <text:p text:style-name="P2">Для меня <text:span text:style-name="T6">создание свечей -</text:span> особый способ медитации , который волшебным образом воздействует, даря гармонию и приятные ощущения.</text:p>
      <text:p text:style-name="P2"/>
      <text:p text:style-name="P15"><text:span text:style-name="T4">Я и </text:span><text:span text:style-name="T3">м</text:span><text:span text:style-name="T4">ои свечи </text:span><text:span text:style-name="T3"><text:s/></text:span><text:span text:style-name="T4">помогут вам </text:span><text:span text:style-name="T3"><text:s/>испыт</text:span><text:span text:style-name="T4">а</text:span><text:span text:style-name="T3">ть это удивительное чувство </text:span><text:span text:style-name="T5">спокойствия </text:span><text:span text:style-name="T3"><text:s/></text:span><text:span text:style-name="T5">и гармонии.</text:span></text:p>
      <text:p text:style-name="P4"/>
      <text:p text:style-name="P14"/>
      <text:p text:style-name="P6"><text:span text:style-name="T9">2. </text:span><text:span text:style-name="T13">МАГАЗИН.</text:span></text:p>
      <text:p text:style-name="P13">- Раздел <text:span text:style-name="T1">RELAX <text:s/>(</text:span>фото свечек, цена, ароматы для выбора)</text:p>
      <text:p text:style-name="P13">- Раздел <text:span text:style-name="T1">Glass <text:s/>(</text:span>фото свечек в стакане , цена, ароматы для выбора)</text:p>
      <text:p text:style-name="P13">- Раздел <text:span text:style-name="T1">MINIMALISM </text:span>( фото свечек в баночке, цена, ароматы для выбора)</text:p>
      <text:p text:style-name="P4"/>
      <text:p text:style-name="P14"/>
      <text:p text:style-name="P5"><text:span text:style-name="T12">3</text:span><text:span text:style-name="T9">. ПРЕИМУЩЕСТВА</text:span></text:p>
      <text:p text:style-name="P5">1. Экологичность</text:p>
      <text:p text:style-name="P5">Используем только 100% соевый воск и ингредиенты премиум <text:s/>класса.</text:p>
      <text:p text:style-name="P5">2. Полностью ручная работа.</text:p>
      <text:p text:style-name="P5">3. Практичность</text:p>
      <text:p text:style-name="P5">Соевые свечи горят в два раза дольше парафиновых .</text:p>
      <text:p text:style-name="P5">4. Польза</text:p>
      <text:p text:style-name="P5">Соевый воск безопасен для здоровья и окружающей среды. При его горении не выделяются канцерогены и другие вредные вещества.</text:p>
      <text:p text:style-name="P4"/>
      <text:p text:style-name="P16">4. ОТЗЫВЫ</text:p>
      <text:p text:style-name="P6">Я с трепетом отношусь к вашим отзывам <text:s/>и для меня ценен каждый. Ваши добрые слова вдохновляют <text:s/>на развитие и наполняют меня новыми идеями.</text:p>
      <text:p text:style-name="P6">Очень радостно, что люди <text:s/>не стесняются делиться своими эмоциями.</text:p>
      <text:p text:style-name="P6"/>
      <text:p text:style-name="P6">(фото отзывов)</text:p>
      <text:p text:style-name="P7"/>
      <text:p text:style-name="P7"/>
      <text:p text:style-name="P10"><text:span text:style-name="T10">5</text:span><text:span text:style-name="T9">. </text:span><text:span text:style-name="T11">Доставка </text:span></text:p>
      <text:p text:style-name="P11">Отправка заказов осуществляется <text:s/><text:span text:style-name="T8">один раз в неделю по субботам.</text:span></text:p>
      <text:p text:style-name="P11"/>
      <text:p text:style-name="P12">Доставка по стране осуществляется <text:s/>СДЭК и Почтой России.</text:p>
      <text:p text:style-name="P12">* Стоимость доставки СДЭК <text:s/>от 350 руб</text:p>
      <text:p text:style-name="P12">* Доставка Почтой России 400 руб</text:p>
      <text:p text:style-name="P12"/>
      <text:p text:style-name="P12">Доставка по Республике Крым</text:p>
      <text:p text:style-name="P12"/>
      <text:p text:style-name="P12">* Отправка СДЭК. Стоимость от 250 руб</text:p>
      <text:p text:style-name="P12">* Самовывоз <text:s/>в Симферополе (после сообщения о <text:s/>готовности заказа).</text:p>
      <text:p text:style-name="P12"/>
      <text:p text:style-name="P8"><text:span text:style-name="T10">6</text:span><text:span text:style-name="T9">. Контакты</text:span></text:p>
      <text:p text:style-name="P9">Будьте ближе к нам!</text:p>
      <text:p text:style-name="P8">- ссылка на инстаграм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529cm" fo:margin-bottom="0.7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7-24T18:31:45.275000000</dc:date>
    <meta:editing-duration>PT2H22M45S</meta:editing-duration>
    <meta:editing-cycles>8</meta:editing-cycles>
    <meta:document-statistic meta:table-count="0" meta:image-count="0" meta:object-count="0" meta:page-count="1" meta:paragraph-count="35" meta:word-count="258" meta:character-count="1676" meta:non-whitespace-character-count="1422"/>
  </office:meta>
</office:document-meta>
</file>